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0fb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0fb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0fb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0fb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0fb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0fb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0fb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0fb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0fb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0fb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0fb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0fb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0fb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0fb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0fb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0fb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0fb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honfrann Alejandro  Quijada Cabeza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8/1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53121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rge Luis Quijada Espinoz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010871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36.01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80" meta:non-whitespace-character-count="1010"/>
    <meta:template xlink:type="simple" xlink:actuate="onRequest" xlink:title="Normal" xlink:href=""/>
  </office:meta>
</office:document-meta>
</file>